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style-name="ce9" office:value-type="string" calcext:value-type="string">
            <text:p>OPT 1</text:p>
          </table:table-cell>
          <table:table-cell table:style-name="ce10" office:value-type="string" calcext:value-type="string">
            <text:p>OPT 1</text:p>
          </table:table-cell>
          <table:table-cell table:style-name="ce1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OPT 1</text:p>
          </table:table-cell>
          <table:table-cell table:style-name="ce4" office:value-type="string" calcext:value-type="string">
            <text:p>OPT 5</text:p>
          </table:table-cell>
          <table:table-cell table:number-columns-repeated="7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string" calcext:value-type="string">
            <text:p>Left Inner</text:p>
          </table:table-cell>
          <table:table-cell table:style-name="ce4" office:value-type="string" calcext:value-type="string">
            <text:p>Left Oute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ight Inner</text:p>
          </table:table-cell>
          <table:table-cell table:style-name="ce4" office:value-type="string" calcext:value-type="string">
            <text:p>Right Outer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laps Full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Flaps Full</text:p>
          </table:table-cell>
          <table:table-cell table:number-columns-repeated="2" table:style-name="ce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string" calcext:value-type="string">
            <text:p>Left Inner</text:p>
          </table:table-cell>
          <table:table-cell table:style-name="ce4" office:value-type="string" calcext:value-type="string">
            <text:p>Left Oute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ight Inner</text:p>
          </table:table-cell>
          <table:table-cell table:style-name="ce4" office:value-type="string" calcext:value-type="string">
            <text:p>Right Outer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laps Full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Flaps Full</text:p>
          </table:table-cell>
          <table:table-cell table:number-columns-repeated="2" table:style-name="ce3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Arduino Code" table:style-name="ta1">
        <table:table-column table:style-name="co4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Front Inputs" table:style-name="ta1">
        <table:table-column table:style-name="co4" table:default-cell-style-name="Default"/>
        <table:table-column table:style-name="co4" table:number-columns-repeated="5" table:default-cell-style-name="ce1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table:number-columns-repeated="4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2:53:41.816747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8-02T13:12:43.142857199</dc:date>
    <meta:editing-duration>PT5H14M35S</meta:editing-duration>
    <meta:editing-cycles>22</meta:editing-cycles>
    <meta:document-statistic meta:table-count="3" meta:cell-count="486" meta:object-count="0"/>
  </office:meta>
</office:document-meta>
</file>